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text-properties fo:font-size="20pt" fo:font-weight="bold" style:font-size-asian="20pt" style:font-weight-asian="bold" style:font-size-complex="20pt" style:font-weight-complex="bold"/>
    </style:style>
    <style:style style:name="P4" style:family="paragraph" style:parent-style-name="Standard">
      <style:paragraph-properties fo:text-align="justify" style:justify-single-word="false"/>
    </style:style>
    <style:style style:name="P5" style:family="paragraph" style:parent-style-name="Standard" style:master-page-name="Standard">
      <style:paragraph-properties style:page-number="auto"/>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officeooo:rsid="0007d7dc"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Literature Review</text:span></text:p>
      <text:p text:style-name="P3"/>
      <text:p text:style-name="P4"><text:span text:style-name="T2">[1] Radware, has stated that the landscape is changing. It is not only the IT infrastructure which is gaining ground in complexity, quantity and expectation, but attackers are utilizing newly available technology and the results of this are already being seen on the battlefield.</text:span></text:p>
      <text:p text:style-name="P4"><text:span text:style-name="T2">DefenseFlow allows service providers to easily automate incident response operations in the most complex and highly-distributed environments. The cyber command and control application maximizes security effectiveness with minimal operational effort and overhead.</text:span></text:p>
      <text:p text:style-name="P1"/>
      <text:p text:style-name="P4"><text:span text:style-name="T3">[2] Prabhakar Krishnan and Jisha S Najeem, stated that employing SDN in modern networks provides the much needed agility and visibility to orchestrate and deploy network solutions. But from the security perspectives in terms of threat attack prediction and risk mitigation, especially for the advanced persistent attacks such as DDoS and side channel attacks in Clouds, SDN stack control plane saturation attacks, switch flow table exhaustion attacks - there are still open challenges in SDN environments. They have presented the taxonomy of threats, risks and attack vectors that can disrupt the SDN stack and present various approaches to solve these problems, to deploy SDN securely in production environments. </text:span></text:p>
      <text:p text:style-name="P2"/>
      <text:p text:style-name="P4"><text:span text:style-name="T3">[3] Kannan Govindarajan , Kong Chee Meng , Hong Ong, stated that a key emerging trend in Cloud computing is that the core systems infrastructure, including compute resources, becoming Software-Defined. Storage and In networking, particularly, is increasingly instead of being limited by the physical infrastructure, applications and platforms will be able to specify their fine-grained needs, thus precisely defining the virtual environment in which they wish to run. Software-Defined Networking (SDN) plays an important role in paving the way for effectively virtualizing and managing the</text:span></text:p>
      <text:p text:style-name="P4"><text:span text:style-name="T3">network resources in an on demand manner. They surveyed the state of the art in Software-Defined Networking (SDN) research in four areas: Network Quality of Service (QoS), Load Balancing, Scalability and Security. From the literature survey, they have identified that, there is no common architecture or solution to address all the four issues that should be addressed in the context of Software-Defined</text:span></text:p>
      <text:p text:style-name="P4"><text:span text:style-name="T3">Networking (SDN). Hence, most of the future work will be mainly focused to develop a customized Software-Defined Network.</text:span></text:p>
      <text:p text:style-name="P2"/>
      <text:p text:style-name="P4"><text:span text:style-name="T3">[4] Lobna Dridi, Mohamed Faten Zhani, stated that despite all the advantages offered by SDN technology, De</text:span><text:span text:style-name="T4">nial</text:span><text:span text:style-name="T3">-of-Service (DoS) attacks are considered a major threat to such networks as they can easily overload the controller processing and communication capacity and flood switch CAM tables, resulting in a critical degradation of the overall network performance.</text:span></text:p>
      <text:p text:style-name="P4"><text:span text:style-name="T3">They proposed SDN-Guard, a novel scheme able to efficiently protect SDN networks against DoS attacks by dynamically (1) rerouting potential malicious traffic, (2) adjusting flow timeouts and (3) aggregating flow rules. Realistic </text:span><text:soft-page-break/><text:span text:style-name="T3">experiments using Mininet show that the proposed solution succeeds in minimizing by up to 32% the impact of DoS attacks on the controller performance, switch memory usage and control plane bandwidth and thereby maintaining acceptable network performance during such attacks.</text:span></text:p>
      <text:p text:style-name="P2"/>
      <text:p text:style-name="P4"><text:span text:style-name="T3">[5] Qiao Yan, F. Richard Yu, Senior Member, IEEE, Qingxiang Gong, and Jianqiang Li, have stated that the capabilities of SDN, including software-based traffic analysis, centralized control, global view of the network, dynamic updating of forwarding rules, make it easier to detect and react to DDoS attacks but the security of SDN itself remains to be addressed, and potential DDoS vulnerabilities exist across SDN platforms.</text:span></text:p>
      <text:p text:style-name="P4"><text:span text:style-name="T3">They have discussed the new trends and characteristics of DDoS attacks in cloud computing, and provided a comprehensive survey of defense mechanisms against DDoS attacks using SDN.</text:span></text:p>
      <text:p text:style-name="P2"/>
      <text:p text:style-name="P4"><text:span text:style-name="T3">[6] Sakir Sezer, Sandra Scott-Hayward, Pushpinder Kaur Chouhan et al., have stated that Software-Defined Networking has emerged as an efficient network technology capable of supporting the dynamic nature of future network functions and intelligent applications while lowering operating costs through simplified hardware, software, and management. They have raised the question of how to achieve a successful carrier grade network with Software-Defined Networking. </text:span></text:p>
      <text:p text:style-name="P4"><text:span text:style-name="T3">They have discussed a number of challenges in the area of performance, scalability, security and interoperability. Existing research and industry solutions could resolve some of these problems and a number of working groups are also discussing potential solutions.</text:span></text:p>
      <text:p text:style-name="P4"><text:span text:style-name="T3">In addition to these, the hybrid programmable architecture could be a means to counter performance and scalability issues introduced by SDN. The objective of the model is to optimize flow processing in the network.</text:span></text:p>
      <text:p text:style-name="P2"/>
      <text:p text:style-name="P4"><text:span text:style-name="T3">[7] Syed Akbar Mehdi , Junaid Khalid , and Syed Ali Khayam, have argued that the advent of Software Defined Networking (SDN) provides a unique opportunity to effectively detect and contain network security problems in home and home office networks. They have illustrated how four prominent traffic anomaly detection algorithms can be implemented in an SDN context using Openflow compliant switches and NOX as a controller. Their experiments indicated that these algorithms are significantly more accurate in identifying malicious activities in the home networks as compared to the ISP.</text:span></text:p>
      <text:p text:style-name="P4"><text:span text:style-name="T3">One of the key benefits of this approach is that the standardized programmability of SDN allows these algorithms to exist in the context of a broader framework. They have envisioned a Home Operating System built using SDN, in which our algorithm implementations would co-exist alongside other applications for the home network e.g. QoS and Access Control.</text:span></text:p>
      <text:p text:style-name="P2"/>
      <text:p text:style-name="P4"><text:span text:style-name="T3">[8] Lei Xu, Jeff Huang, Sungmin Hong, Jialong Zhang, and Guofei Gu, they have introduced a novel attack against SDN networks that can cause serious security and reliability risks by exploiting harmful race conditions in the SDN controllers, similar in spirit to classic TOCTTOU (Time of Check to Time of Use) attacks against file systems.</text:span></text:p>
      <text:p text:style-name="P4"><text:soft-page-break/><text:span text:style-name="T3">They developed a dynamic framework including a set of novel techniques for de-</text:span></text:p>
      <text:p text:style-name="P4"><text:span text:style-name="T3">tecting and exploiting harmful race conditions. The tool CONGUARD has found 15 previously unknown vulnerabilities in three mainstream SDN controllers. this work will pave a foundation for detecting concurrency vulnerabilities in the SDN control plane, and in general will stimulate more future research to improve SDN security.</text:span></text:p>
      <text:p text:style-name="P2"/>
      <text:p text:style-name="P4"><text:span text:style-name="T3">[9] Takayuki Sasaki, Christos Pappas, Taeho Lee, Torsten Hoefler, Adrian Perrig have stated that the network operator lacks tools to proactively ensure that policies will be followed or to reactively inspect the behavior of the network. The distributed nature of state updates at the data plane leads to inconsistent network behavior during reconfigurations. And the large flow space makes the data plane susceptible to state exhaustion attacks.</text:span></text:p>
      <text:p text:style-name="P4"><text:span text:style-name="T3">They presented SDNsec, an SDN security extension that provides forwarding accountability for the SDN data plane. Forwarding rules are encoded in the packet, ensuring consistent network behavior during reconfigurations and limiting state exhaustion attacks due to table lookups. They designed two mechanisms: path enforcement to ensure that the switches forward the packets based on the instructions of the operator and path validation to allow the operator to reactively verify that the data plane has followed the specified policies. In addition, SDNsec guarantees consistent policy updates such that the behavior of the data plane is well defined during reconfigurations.</text:span></text:p>
      <text:p text:style-name="P2"/>
      <text:p text:style-name="P4"><text:span text:style-name="T3">[10] Lei Wei, Carol Fung, have stated that the centralized nature of SDN is a potential vulnerability to the system since attackers may launch denial of services (DoS) attacks against the controller. Existing solutions limit requests</text:span></text:p>
      <text:p text:style-name="P4"><text:span text:style-name="T3">rate to the controller by dropping overflowed requests, but they also drop legitimate requests to the controller. Hence they proposed a system, FlowRanger, a buffer prioritizing solution for controllers to handle routing requests based on their likelihood to be attacking requests, which derives the trust values of the requesting sources. Based on their trust values, FlowRanger classifies routing requests into multiple buffer queues with different priorities. Thus, attacking requests are served with a lower priority than regular request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text:span text:style-name="T1">References</text:span></text:p>
      <text:p text:style-name="P2"/>
      <text:p text:style-name="P4"><text:span text:style-name="T3">[1] Radware, DefenseFlow Security Operations Model, WhitePaper</text:span></text:p>
      <text:p text:style-name="P2"/>
      <text:p text:style-name="P4"><text:span text:style-name="T3">[2] A Review Of Security Threats and Mitigation Solutions for SDN Stack</text:span></text:p>
      <text:p text:style-name="P4"><text:span text:style-name="T3">Prabhakar Krishnan and Jisha S Najeem, Amrita Center for Cybersecurity Systems and Networks, Amrita School of Engineering, Amritapuri, Amrita Vishwa Vidyapeetham, Amrita University, India. </text:span></text:p>
      <text:p text:style-name="P4"><text:span text:style-name="T3">Email: </text:span><text:a xlink:type="simple" xlink:href="mailto:kprabhakar@am.amrita.edu" text:style-name="ListLabel_20_1" text:visited-style-name="ListLabel_20_1"><text:span text:style-name="Internet_20_link"><text:span text:style-name="T3">kprabhakar@am.amrita.edu</text:span></text:span></text:a></text:p>
      <text:p text:style-name="P2"/>
      <text:p text:style-name="P4"><text:span text:style-name="T3">[3] A Literature Review on Software-Defined Networking (SDN) Research Topics, Challenges and Solutions, Kannan Govindarajan , Kong Chee Meng , Hong Ong</text:span></text:p>
      <text:p text:style-name="P4"><text:span text:style-name="T3">Advance Computing Lab, MIMOS BERHAD, Malaysia.</text:span></text:p>
      <text:p text:style-name="P4"><text:span text:style-name="T3">kannan.darajan@mimos.my, cm.kong@mimos.my, </text:span><text:a xlink:type="simple" xlink:href="mailto:hh.ong@mimos.my" text:style-name="ListLabel_20_1" text:visited-style-name="ListLabel_20_1"><text:span text:style-name="Internet_20_link"><text:span text:style-name="T3">hh.ong@mimos.my</text:span></text:span></text:a></text:p>
      <text:p text:style-name="P2"/>
      <text:p text:style-name="P4"><text:span text:style-name="T3">[4] SDN-Guard: DoS Attacks Mitigation in SDN Networks Lobna Dridi, Mohamed Faten Zhani Department of Software and IT Engineering École de Technologie Supérieure (ÉTS), Montreal, Quebec, Canada.</text:span></text:p>
      <text:p text:style-name="P4"><text:span text:style-name="T3">email: lobna.dridi.1@ens.etsmtl.ca, </text:span><text:a xlink:type="simple" xlink:href="mailto:mfzhani@etsmtl.ca" text:style-name="ListLabel_20_1" text:visited-style-name="ListLabel_20_1"><text:span text:style-name="Internet_20_link"><text:span text:style-name="T3">mfzhani@etsmtl.ca</text:span></text:span></text:a></text:p>
      <text:p text:style-name="P2"/>
      <text:p text:style-name="P4"><text:span text:style-name="T3">[5] Software-Defined Networking (SDN) and Distributed Denial of Service (DDoS) Attacks in Cloud Computing Environments: A Survey, Some Research Issues, and Challenges Qiao Yan, F. Richard Yu, Senior Member, IEEE, Qingxiang Gong, and Jianqiang Li.</text:span></text:p>
      <text:p text:style-name="P2"/>
      <text:p text:style-name="P4"><text:span text:style-name="T3">[6] Are we ready for SDN? - Implementation Challenges for Software-Defined Networks Sakir Sezer, Sandra Scott-Hayward, Pushpinder Kaur Chouhan CSIT, Queen’s University Belfast Barbara Fraser, David Lake - Cisco Systems Jim Finnegan, Niel Viljoen – Netronome, Marc Miller, Navneet Rao – Tabula.</text:span></text:p>
      <text:p text:style-name="P2"/>
      <text:p text:style-name="P4"><text:span text:style-name="T3">[7] Revisiting Traffic Anomaly Detection Using Software Defined Networking Syed Akbar Mehdi , Junaid Khalid , and Syed Ali Khayam ,School of Electrical Engineering and Computer Science, National University of Sciences and Technology (NUST), Islamabad, Pakistan XFlow Research, Santa Clara, CA 95051, USA</text:span></text:p>
      <text:p text:style-name="P2"/>
      <text:p text:style-name="P4"><text:span text:style-name="T3">[8] Attacking the Brain: Races in the SDN Control Plane, Lei Xu, Jeff Huang, and Sungmin Hong, Texas A&amp;M University, Jialong Zhang, IBM Research; Guofei Gu, Texas A&amp;M University.</text:span></text:p>
      <text:p text:style-name="P4"><text:a xlink:type="simple" xlink:href="https://www.usenix.org/conference/usenixsecurity17/technical-sessions/presentation/xu-lei" text:style-name="ListLabel_20_1" text:visited-style-name="ListLabel_20_1"><text:span text:style-name="Internet_20_link"><text:span text:style-name="T3">https://www.usenix.org/conference/usenixsecurity17/technical-sessions/presentation/xu-lei</text:span></text:span></text:a></text:p>
      <text:p text:style-name="P2"/>
      <text:p text:style-name="P2"/>
      <text:p text:style-name="P2"/>
      <text:p text:style-name="P4"><text:span text:style-name="T3">[9] SDNsec: Forwarding Accountability for the SDN Data Plane, Takayuki Sasaki , Christos Pappas, Taeho Lee, Torsten Hoefler, Adrian Perrig, NEC Corporation, t-sasaki@fb.jp.nec.com</text:span></text:p>
      <text:p text:style-name="P2"><text:soft-page-break/></text:p>
      <text:p text:style-name="P4"><text:span text:style-name="T3">[10] FlowRanger: A Request Prioritizing Algorithm for Controller DoS Attacks in Software Defined Networks Lei Wei, School of Computer Engineering, Nanyang Technological University, Singapore, Carol Fung, Dept. of Computer Science, Virginia Commonwealth University, US.</text:span></text:p>
      <text:p text:style-name="P2"/>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DejaVu Serif" fo:font-family="'DejaVu Serif'" style:font-family-generic="roman" style:font-pitch="variable" fo:font-size="12pt" fo:language="en" fo:country="US" style:letter-kerning="true" style:font-name-asian="DejaVu Sans1" style:font-family-asian="'DejaVu Sans'" style:font-family-generic-asian="system" style:font-pitch-asian="variable" style:font-size-asian="12pt" style:language-asian="zh" style:country-asian="CN" style:font-name-complex="DejaVu Sans1" style:font-family-complex="'DejaVu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DejaVu Sans" fo:font-family="'DejaVu Sans'" style:font-family-generic="roman"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3:36:04</meta:creation-date>
    <dc:language>en-US</dc:language>
    <dc:date>2018-10-24T11:01:20.791495226</dc:date>
    <meta:editing-cycles>4</meta:editing-cycles>
    <meta:editing-duration>PT7H49M36S</meta:editing-duration>
    <meta:generator>LibreOffice/6.1.2.1$Linux_X86_64 LibreOffice_project/10$Build-1</meta:generator>
    <meta:document-statistic meta:table-count="0" meta:image-count="0" meta:object-count="0" meta:page-count="5" meta:paragraph-count="40" meta:word-count="1553" meta:character-count="10796" meta:non-whitespace-character-count="9278"/>
  </office:meta>
</office:document-meta>
</file>